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2.5083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2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vei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office:value-type="string" calcext:value-type="string">
            <text:p>Taches principales</text:p>
          </table:table-cell>
          <table:table-cell office:value-type="string" calcext:value-type="string">
            <text:p>Taches raffinées</text:p>
          </table:table-cell>
          <table:table-cell office:value-type="string" calcext:value-type="string">
            <text:p>Encodage KLM</text:p>
          </table:table-cell>
          <table:table-cell office:value-type="string" calcext:value-type="string">
            <text:p>Te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uyer sur le bouton ‘+’</text:p>
          </table:table-cell>
          <table:table-cell office:value-type="string" calcext:value-type="string">
            <text:p>Positionne la main sur la souris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éplacer la souris sur ‘+’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le bouton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r l’heure</text:p>
          </table:table-cell>
          <table:table-cell office:value-type="string" calcext:value-type="string">
            <text:p>Déplace sur le bouton heures</text:p>
          </table:table-cell>
          <table:table-cell office:value-type="string" calcext:value-type="string">
            <text:p>P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bouton red heur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 sur bouton red min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bouton red min x15</text:p>
          </table:table-cell>
          <table:table-cell office:value-type="string" calcext:value-type="string">
            <text:p>Kx15</text:p>
          </table:table-cell>
          <table:table-cell table:formula="of:=0.28*15" office:value-type="float" office:value="4.2" calcext:value-type="float">
            <text:p>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r le nom</text:p>
          </table:table-cell>
          <table:table-cell office:value-type="string" calcext:value-type="string">
            <text:p>Déplace sur zone de text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zone de text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 main sur clavier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pe “Reveil”</text:p>
          </table:table-cell>
          <table:table-cell office:value-type="string" calcext:value-type="string">
            <text:p>M+Kx6</text:p>
          </table:table-cell>
          <table:table-cell table:formula="of:=1.35+0.28*6" office:value-type="float" office:value="3.03" calcext:value-type="float">
            <text:p>3.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 date</text:p>
          </table:table-cell>
          <table:table-cell office:value-type="string" calcext:value-type="string">
            <text:p>Remet main sur souris 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 sur Vendredi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vendredi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 tonalité</text:p>
          </table:table-cell>
          <table:table-cell office:value-type="string" calcext:value-type="string">
            <text:p>Deplace sur choix tonalité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choix tonalité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 sur bouton baisser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bouton baisser x3</text:p>
          </table:table-cell>
          <table:table-cell office:value-type="string" calcext:value-type="string">
            <text:p>Kx3</text:p>
          </table:table-cell>
          <table:table-cell table:formula="of:=3*0.28"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 sur sonneri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sonneri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ide réveil</text:p>
          </table:table-cell>
          <table:table-cell office:value-type="string" calcext:value-type="string">
            <text:p>Deplace sur bouton validation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bouton validation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23])" office:value-type="float" office:value="31.93" calcext:value-type="float">
            <text:p>31.93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nted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1022" table:default-cell-style-name="Default"/>
        <table:table-row table:style-name="ro1">
          <table:table-cell office:value-type="string" calcext:value-type="string">
            <text:p>Taches principales</text:p>
          </table:table-cell>
          <table:table-cell office:value-type="string" calcext:value-type="string">
            <text:p>Taches raffinées</text:p>
          </table:table-cell>
          <table:table-cell office:value-type="string" calcext:value-type="string">
            <text:p>KLM</text:p>
          </table:table-cell>
          <table:table-cell office:value-type="string" calcext:value-type="string">
            <text:p>Te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hommes</text:p>
          </table:table-cell>
          <table:table-cell office:value-type="string" calcext:value-type="string">
            <text:p>Mettre la main sur la souris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r sur le bouton homm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le bouton homm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 sur accessoires</text:p>
          </table:table-cell>
          <table:table-cell office:value-type="string" calcext:value-type="string">
            <text:p>Deplacer sur bouton accessoires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bouton accessoires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acs et sacoches</text:p>
          </table:table-cell>
          <table:table-cell office:value-type="string" calcext:value-type="string">
            <text:p>Deplacer sur sacs et sacoches 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sacs et sacoches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filtres marques</text:p>
          </table:table-cell>
          <table:table-cell office:value-type="string" calcext:value-type="string">
            <text:p>Deplacer sur categorie marqu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catégorie marqu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her Eastpak</text:p>
          </table:table-cell>
          <table:table-cell office:value-type="string" calcext:value-type="string">
            <text:p>Deplacer sur case a cocher Eastpack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 sur case a cocher Eastpack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c 3eme elem</text:p>
          </table:table-cell>
          <table:table-cell office:value-type="string" calcext:value-type="string">
            <text:p>Deplacer sur 3eme element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3eme element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acheter</text:p>
          </table:table-cell>
          <table:table-cell office:value-type="string" calcext:value-type="string">
            <text:p>Deplacer sur acheter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acheter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SUM([.D2:.D18])" office:value-type="float" office:value="19.51" calcext:value-type="float">
            <text:p>19.51</text:p>
          </table:table-cell>
          <table:table-cell table:number-columns-repeated="1020"/>
        </table:table-row>
      </table:table>
      <table:table table:name="LeBonCoin" table:style-name="ta1">
        <table:table-column table:style-name="co4" table:default-cell-style-name="Default"/>
        <table:table-column table:style-name="co7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Taches principale</text:p>
          </table:table-cell>
          <table:table-cell office:value-type="string" calcext:value-type="string">
            <text:p>Taches raffinées</text:p>
          </table:table-cell>
          <table:table-cell office:value-type="string" calcext:value-type="string">
            <text:p>KLM</text:p>
          </table:table-cell>
          <table:table-cell office:value-type="string" calcext:value-type="string">
            <text:p>Te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oler Mode</text:p>
          </table:table-cell>
          <table:table-cell office:value-type="string" calcext:value-type="string">
            <text:p>Mettre main sur la souris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placer au dessus de mod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Homme</text:p>
          </table:table-cell>
          <table:table-cell office:value-type="string" calcext:value-type="string">
            <text:p>Deplacer sur categorie Homm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Homm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filtre</text:p>
          </table:table-cell>
          <table:table-cell office:value-type="string" calcext:value-type="string">
            <text:p>Deplacer vers bouton filtres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bouton filtr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isser barre def </text:p>
          </table:table-cell>
          <table:table-cell office:value-type="string" calcext:value-type="string">
            <text:p>Deplacer souris sur barre defilement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la barr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isser sur 3cm</text:p>
          </table:table-cell>
          <table:table-cell office:value-type="string" calcext:value-type="string">
            <text:p>D(1, 3)</text:p>
          </table:table-cell>
          <table:table-cell table:formula="of:=0.9*1+0.16*3" office:value-type="float" office:value="1.38" calcext:value-type="float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menu deroul</text:p>
          </table:table-cell>
          <table:table-cell office:value-type="string" calcext:value-type="string">
            <text:p>Deplacer sur menu deroul marqu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menu deroul marqu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ctionner champ texte</text:p>
          </table:table-cell>
          <table:table-cell office:value-type="string" calcext:value-type="string">
            <text:p>Deplacer sur champ de text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champ de text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ttre main sur clav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per “east”</text:p>
          </table:table-cell>
          <table:table-cell office:value-type="string" calcext:value-type="string">
            <text:p>M+K4</text:p>
          </table:table-cell>
          <table:table-cell table:formula="of:=1.35+0.28*4" office:value-type="float" office:value="2.47" calcext:value-type="float">
            <text:p>2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ttre main sur souris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her eastpack</text:p>
          </table:table-cell>
          <table:table-cell office:value-type="string" calcext:value-type="string">
            <text:p>Deplacer souris sur cat eastpack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checkbox eastpack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ider</text:p>
          </table:table-cell>
          <table:table-cell office:value-type="string" calcext:value-type="string">
            <text:p>Deplacer sur bouton valider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bouton valider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rechercher</text:p>
          </table:table-cell>
          <table:table-cell office:value-type="string" calcext:value-type="string">
            <text:p>Deplacer bouton rechercher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bouton rechercher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ctionner 3eme annonce</text:p>
          </table:table-cell>
          <table:table-cell office:value-type="string" calcext:value-type="string">
            <text:p>Deplacer sur 3eme annonce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3eme annonce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quer sur acheter</text:p>
          </table:table-cell>
          <table:table-cell office:value-type="string" calcext:value-type="string">
            <text:p>Deplacer sur acheter</text:p>
          </table:table-cell>
          <table:table-cell office:value-type="string" calcext:value-type="string">
            <text:p>M+P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iquer sur acheter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27])" office:value-type="float" office:value="34.8" calcext:value-type="float">
            <text:p>34.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6:17:45.116119729</meta:creation-date>
    <dc:date>2024-10-04T10:10:38.049326526</dc:date>
    <meta:editing-duration>PT25M29S</meta:editing-duration>
    <meta:editing-cycles>4</meta:editing-cycles>
    <meta:generator>LibreOffice/7.3.7.2$Linux_X86_64 LibreOffice_project/30$Build-2</meta:generator>
    <meta:document-statistic meta:table-count="3" meta:cell-count="230" meta:object-count="0"/>
  </office:meta>
</office:document-meta>
</file>